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style:font-family-generic="swiss"/>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Arial" fo:font-size="11pt" style:font-size-asian="11pt" style:font-size-complex="11pt"/>
    </style:style>
    <style:style style:name="P2" style:family="paragraph" style:parent-style-name="Text_20_body">
      <style:text-properties style:font-name="Arial" fo:font-size="11pt" fo:font-weight="bold" officeooo:rsid="0027ea65" officeooo:paragraph-rsid="0027ea65" style:font-size-asian="11pt" style:font-weight-asian="bold" style:font-size-complex="11pt" style:font-weight-complex="bold"/>
    </style:style>
    <style:style style:name="P3" style:family="paragraph" style:parent-style-name="Standard">
      <style:text-properties style:font-name="Arial" fo:font-size="11pt" fo:font-weight="bold" officeooo:rsid="0027ea65" officeooo:paragraph-rsid="0027ea65" style:font-size-asian="11pt" style:font-weight-asian="bold" style:font-size-complex="11pt" style:font-weight-complex="bold"/>
    </style:style>
    <style:style style:name="P4" style:family="paragraph" style:parent-style-name="Standard">
      <style:text-properties officeooo:paragraph-rsid="001cab8a"/>
    </style:style>
    <style:style style:name="P5" style:family="paragraph" style:parent-style-name="Standard">
      <style:text-properties officeooo:paragraph-rsid="001ccb06"/>
    </style:style>
    <style:style style:name="P6" style:family="paragraph" style:parent-style-name="Standard">
      <style:text-properties officeooo:paragraph-rsid="001efff0"/>
    </style:style>
    <style:style style:name="P7" style:family="paragraph" style:parent-style-name="Standard">
      <style:text-properties officeooo:paragraph-rsid="002378c6"/>
    </style:style>
    <style:style style:name="P8" style:family="paragraph" style:parent-style-name="Standard">
      <style:text-properties officeooo:paragraph-rsid="001e611c"/>
    </style:style>
    <style:style style:name="T1" style:family="text">
      <style:text-properties style:font-name="Arial" fo:font-size="11pt" style:font-size-asian="11pt" style:font-size-complex="11pt"/>
    </style:style>
    <style:style style:name="T2" style:family="text">
      <style:text-properties style:font-name="Arial" fo:font-size="11pt" officeooo:rsid="001e611c" style:font-size-asian="11pt" style:font-size-complex="11pt"/>
    </style:style>
    <style:style style:name="T3" style:family="text">
      <style:text-properties style:font-name="Arial" fo:font-size="11pt" officeooo:rsid="0020c4f0" style:font-size-asian="11pt" style:font-size-complex="11pt"/>
    </style:style>
    <style:style style:name="T4" style:family="text">
      <style:text-properties style:font-name="Arial" fo:font-size="11pt" officeooo:rsid="001cab8a" style:font-size-asian="11pt" style:font-size-complex="11pt"/>
    </style:style>
    <style:style style:name="T5" style:family="text">
      <style:text-properties style:font-name="Arial" fo:font-size="11pt" officeooo:rsid="0021c34d" style:font-size-asian="11pt" style:font-size-complex="11pt"/>
    </style:style>
    <style:style style:name="T6" style:family="text">
      <style:text-properties style:font-name="Arial" fo:font-size="11pt" officeooo:rsid="001ccb06" style:font-size-asian="11pt" style:font-size-complex="11pt"/>
    </style:style>
    <style:style style:name="T7" style:family="text">
      <style:text-properties style:font-name="Arial" fo:font-size="11pt" officeooo:rsid="002278e5" style:font-size-asian="11pt" style:font-size-complex="11pt"/>
    </style:style>
    <style:style style:name="T8" style:family="text">
      <style:text-properties style:font-name="Arial" fo:font-size="11pt" officeooo:rsid="002115f3" style:font-size-asian="11pt" style:font-size-complex="11pt"/>
    </style:style>
    <style:style style:name="T9" style:family="text">
      <style:text-properties style:font-name="Arial" fo:font-size="11pt" officeooo:rsid="002378c6" style:font-size-asian="11pt" style:font-size-complex="11pt"/>
    </style:style>
    <style:style style:name="T10" style:family="text">
      <style:text-properties style:font-name="Arial" fo:font-size="11pt" officeooo:rsid="0025432f" style:font-size-asian="11pt" style:font-size-complex="11pt"/>
    </style:style>
    <style:style style:name="T11" style:family="text">
      <style:text-properties style:font-name="Arial" fo:font-size="11pt" officeooo:rsid="002729d4" style:font-size-asian="11pt" style:font-size-complex="11pt"/>
    </style:style>
    <style:style style:name="T12" style:family="text">
      <style:text-properties style:font-name="Arial" fo:font-size="11pt" officeooo:rsid="001efff0" style:font-size-asian="11pt" style:font-size-complex="11pt"/>
    </style:style>
    <style:style style:name="T13" style:family="text">
      <style:text-properties officeooo:rsid="002729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Include the annotations of each paper/chapter/tutorial/video. While forming your annotation, please make sure to follow the 4 points provided below (in your annotation, you will not use the numbers or bullets). Each annotation should not exceed more than half a page.  The following points provide guidance for writing an annotation:</text:p>
      <text:p text:style-name="P1">1. <text:s/>The purpose of study should be provided. This is usually done in one to three short sentences. In each article, you should be able to find a sentence or two in the Introduction that starts like this, "The purpose of this study is..." or "The objective of this study is..." or "The aim of this study is...". Otherwise, you need to summarize the purpose based on your understanding.<text:line-break/>2. <text:s/>The methodology and data used for the study should be briefly explained.<text:line-break/>3. <text:s/>The major findings of the study should be briefly summarized.<text:line-break/>4. <text:s/>The major implications for industry (practical implications) and academia (theoretical implications) should be provided.</text:p>
      <text:p text:style-name="P1"><text:line-break/>Part B, Discussions about your thoughts, such as what you found interesting about it, related articles/papers you have read, whether or not you agree or disagree with what the reading is trying to say, will these readings inspire you to revisit/rethink the Do's And Don'ts in your previous projects, are the readings related to or possible to be used to improve your previous or current research projects, etc.</text:p>
      <text:p text:style-name="P2">Part A:</text:p>
      <text:p text:style-name="P4"><text:span text:style-name="T4"><text:tab/>The main claim of the </text:span><text:span text:style-name="T10">article</text:span><text:span text:style-name="T4"> is that ML researchers are too caught up in </text:span><text:span text:style-name="T11">publishing papers on</text:span><text:span text:style-name="T4"> novel theory and not focused enough on </text:span><text:span text:style-name="T7">the </text:span><text:span text:style-name="T4">practical application </text:span><text:span text:style-name="T7">of their work.</text:span><text:span text:style-name="T4"> </text:span><text:span text:style-name="T5">The article asks if it i</text:span><text:span text:style-name="T4">s really more important to push for “marginal” improvement of </text:span><text:span text:style-name="T5">methods</text:span><text:span text:style-name="T4"> </text:span><text:span text:style-name="T11">over</text:span><text:span text:style-name="T4"> </text:span><text:span text:style-name="T11">creating</text:span><text:span text:style-name="T4"> </text:span><text:span text:style-name="T7">new </text:span><text:span text:style-name="T4">method</text:span><text:span text:style-name="T7">s f</text:span><text:span text:style-name="T4">or solving “</text:span><text:span text:style-name="T5">high-impact real-world” problems. It suggests that such a focus loses sight of the grand point of </text:span><text:span text:style-name="T11">ML</text:span><text:span text:style-name="T5"> and </text:span><text:span text:style-name="T11">AI</text:span><text:span text:style-name="T5"> in general.</text:span></text:p>
      <text:p text:style-name="P5"><text:span text:style-name="T6"><text:tab/>The article </text:span><text:span text:style-name="T7">begins its </text:span><text:span text:style-name="T6">argument by showing how ML has aided scientific discoveries, such as the creation of the first image of a black hole and accurate protein folding. </text:span><text:span text:style-name="T7">This illustrates the good that ML can accomplish when research focuses on application</text:span><text:span text:style-name="T6">. The article </text:span><text:span text:style-name="T7">the</text:span><text:span text:style-name="T11">n delves into the consequences of researchers losing </text:span><text:span text:style-name="T6">t</text:span><text:span text:style-name="T11">heir connection to real world applications</text:span><text:span text:style-name="T6">. One </text:span><text:span text:style-name="T5">such</text:span><text:span text:style-name="T6"> example is how a facial recognition system was fed data primarily of light skinned and male subjects, leading to the system being worse at classifying darker skinned and female subjects.</text:span><text:span text:style-name="T7"> By not connecting to the real world application, the researchers were unable to see the bias present </text:span><text:span text:style-name="T11">in their training data </text:span><text:span text:style-name="T7">and created a worse system overall.</text:span></text:p>
      <text:p text:style-name="P5"><text:span text:style-name="T7"><text:tab/>A</text:span><text:span text:style-name="T6"> reason that the article posits for this trend is that researchers sometimes believe that all it takes to create a functioning application is selecting the right method, so there ought to be as many novel methods to chose from as possible. This ignores the significant engineering work that goes into making a method work. Another reason given is that the data sets used in these methods assume a stable world with stable categories. </text:span><text:span text:style-name="T11">However,</text:span><text:span text:style-name="T6"> things are </text:span><text:span text:style-name="T11">more unstable</text:span><text:span text:style-name="T6"> </text:span><text:span text:style-name="T11">in the real world</text:span><text:span text:style-name="T6">, including definitions </text:span><text:span text:style-name="T7">of categories.</text:span></text:p>
      <text:p text:style-name="P8"><text:span text:style-name="T2"><text:tab/>The article concludes by suggesting that ML should and can do more to aide in solving the issues that the world faces. The end goal of science is a better understanding of the </text:span><text:span text:style-name="T11">world</text:span><text:span text:style-name="T2"> so that we can make life better for everyone.</text:span></text:p>
      <text:p text:style-name="P6"><text:span text:style-name="T2"><text:tab/>T</text:span><text:span text:style-name="T12">he implication </text:span><text:span text:style-name="T11">f</text:span><text:span text:style-name="T12">or industry </text:span><text:span text:style-name="T11">is</text:span><text:span text:style-name="T12"> that ML researchers ought to be </text:span><text:span text:style-name="T11">investigating</text:span><text:span text:style-name="T12"> practical applications over novel techniques. Industry is, of course, interested in practical application of research, </text:span><text:span text:style-name="T3">so this article advocates for something of interest to them. </text:span><text:span text:style-name="T11">Surely companies would like to work with researchers that could help them turn a profit by demonstrating real world applications of ML techniques. </text:span><text:span text:style-name="T3">As for academia, this article advocates for a shift in the way academia operates. It suggests that paper reviewers are too focused on the incremental increases in performance that novel techniques might bring, and suggests a shift in focus towards problems that affect people or increase </text:span><text:soft-page-break/><text:span text:style-name="T3">understanding of the world. </text:span><text:span text:style-name="T7">This </text:span><text:span text:style-name="T11">could</text:span><text:span text:style-name="T7"> result in better </text:span><text:span text:style-name="T11">(or at least unbiased)</text:span><text:span text:style-name="T7"> methods overall, and an increased likelihood of achieving the promise of ‘good’ that ML brings with it.</text:span></text:p>
      <text:p text:style-name="P3">Part B:</text:p>
      <text:p text:style-name="P7"><text:span text:style-name="T8"><text:tab/>I agree with this article. While it must be interesting from a mathematical and technical sense to innovate on technique, what ought to matter in the end is how useful a technique is for an application. It’s not wrong to appreciate the art of something for the sake of it, but shouldn’t science be in the service of something greater? I wouldn’t suggest that researchers are wasting their time otherwise, but it is hard to deny that there are some very important unsolved problems out there that ML can assist with. <text:s/></text:span><text:span text:style-name="T7">The example of the facial recognition system was especially convincing. I</text:span><text:span text:style-name="T9">t </text:span><text:span text:style-name="T7">seems reasonable to expect </text:span><text:span text:style-name="T9">a certain level of failure if </text:span><text:span text:style-name="T7">you’re detached from what your system is going to be used fo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style:font-family-generic="swiss"/>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0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Open Sans" fo:font-size="10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Open Sans" fo:font-family="'Open Sans'" style:font-family-generic="swiss" fo:font-size="12pt"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Open Sans" fo:font-family="'Ope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fo:font-size="12pt"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4T16:56:23.066625574</meta:creation-date>
    <dc:date>2021-01-24T17:53:37.285024000</dc:date>
    <meta:editing-duration>PT2H40M4S</meta:editing-duration>
    <meta:editing-cycles>6</meta:editing-cycles>
    <meta:generator>LibreOffice/6.4.6.2$Linux_X86_64 LibreOffice_project/40$Build-2</meta:generator>
    <meta:document-statistic meta:table-count="0" meta:image-count="0" meta:object-count="0" meta:page-count="2" meta:paragraph-count="11" meta:word-count="812" meta:character-count="4908" meta:non-whitespace-character-count="4094"/>
  </office:meta>
</office:document-meta>
</file>